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6.37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.98mm"/>
    </style:style>
    <style:style style:name="co13" style:family="table-column">
      <style:table-column-properties fo:break-before="auto" style:column-width="12.26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38.47mm"/>
    </style:style>
    <style:style style:name="co16" style:family="table-column">
      <style:table-column-properties fo:break-before="auto" style:column-width="14.7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5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/>
    <style:style style:name="ce3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</style:style>
    <style:style style:name="ce7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number-columns-repeated="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09H00M00S" calcext:value-type="time">
            <text:p>09:00</text:p>
          </table:table-cell>
          <table:table-cell table:style-name="ce14" table:formula="of:=['1. Regression Testing'.$J$3]" office:value-type="time" office:time-value="PT09H00M00S" calcext:value-type="time">
            <text:p>09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2H10M00S" calcext:value-type="time">
            <text:p>02:10</text:p>
          </table:table-cell>
          <table:table-cell table:style-name="ce14" table:formula="of:=['2. Preparation'.$J$3]" office:value-type="time" office:time-value="PT11H10M00S" calcext:value-type="time">
            <text:p>11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4H50M00S" calcext:value-type="time">
            <text:p>04:50</text:p>
          </table:table-cell>
          <table:table-cell table:style-name="ce14" table:formula="of:=['3. Final Testing'.$J$3]" office:value-type="time" office:time-value="PT16H00M00S" calcext:value-type="time">
            <text:p>16:0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30M00S" calcext:value-type="time">
            <text:p>00:30</text:p>
          </table:table-cell>
          <table:table-cell table:style-name="ce14" table:formula="of:=['4. Build'.$J$3]" office:value-type="time" office:time-value="PT16H30M00S" calcext:value-type="time">
            <text:p>16:3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7H10M00S" calcext:value-type="time">
            <text:p>17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7H10M00S" calcext:value-type="time">
            <text:p>17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00M00S" calcext:value-type="time">
            <text:p>01:00</text:p>
          </table:table-cell>
          <table:table-cell table:style-name="ce14" table:formula="of:=['7. Upload'.$J$3]" office:value-type="time" office:time-value="PT18H10M00S" calcext:value-type="time">
            <text:p>18:10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2H10M00S" calcext:value-type="time">
            <text:p>02:10</text:p>
          </table:table-cell>
          <table:table-cell table:style-name="ce14" table:formula="of:=['8. Finalization'.$J$3]" office:value-type="time" office:time-value="PT20H00M00S" calcext:value-type="time">
            <text:p>20:00</text:p>
          </table:table-cell>
          <table:table-cell table:style-name="ce15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4"/>
          <table:table-cell table:style-name="ce21" table:number-columns-repeated="6"/>
          <table:table-cell table:style-name="ce1" table:number-columns-repeated="1003"/>
        </table:table-row>
        <table:table-row table:style-name="ro2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22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2"/>
          <table:table-cell table:style-name="ce17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/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36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23"/>
          <table:table-cell table:number-columns-repeated="2" table:style-name="ce24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24"/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23"/>
          <table:table-cell table:number-columns-repeated="2" table:style-name="ce18" office:value-type="string" calcext:value-type="string">
            <text:p>1.4.1</text:p>
          </table:table-cell>
          <table:table-cell table:style-name="ce25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23"/>
          <table:table-cell table:number-columns-repeated="2" table:style-name="ce25" office:value-type="string" calcext:value-type="string">
            <text:p>1.4.0</text:p>
          </table:table-cell>
          <table:table-cell table:style-name="ce25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23"/>
          <table:table-cell table:number-columns-repeated="2"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23"/>
          <table:table-cell table:number-columns-repeated="2"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3"/>
          <table:table-cell table:style-name="ce18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23"/>
          <table:table-cell table:number-columns-repeated="2"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3"/>
          <table:table-cell table:style-name="ce19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/>
          <table:table-cell table:style-name="ce25" office:value-type="string" calcext:value-type="string">
            <text:p>1.2.4</text:p>
          </table:table-cell>
          <table:table-cell table:style-name="ce25" office:value-type="string" calcext:value-type="string">
            <text:p>1.2.9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/>
          <table:table-cell table:style-name="ce25" office:value-type="string" calcext:value-type="string">
            <text:p>1.2.4</text:p>
          </table:table-cell>
          <table:table-cell table:style-name="ce19" office:value-type="string" calcext:value-type="string">
            <text:p>1.2.9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/>
          <table:table-cell table:style-name="ce25" office:value-type="string" calcext:value-type="string">
            <text:p>1.2.4</text:p>
          </table:table-cell>
          <table:table-cell table:style-name="ce19" office:value-type="string" calcext:value-type="string">
            <text:p>1.2.8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/>
          <table:table-cell/>
          <table:table-cell table:style-name="ce19" office:value-type="string" calcext:value-type="string">
            <text:p>1.2.4</text:p>
          </table:table-cell>
          <table:table-cell table:style-name="ce19" office:value-type="string" calcext:value-type="string">
            <text:p>1.2.7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/>
          <table:table-cell/>
          <table:table-cell table:style-name="ce25" office:value-type="string" calcext:value-type="string">
            <text:p>1.2.3</text:p>
          </table:table-cell>
          <table:table-cell table:style-name="ce19" office:value-type="string" calcext:value-type="string">
            <text:p>1.2.6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/>
          <table:table-cell/>
          <table:table-cell table:style-name="ce19" office:value-type="string" calcext:value-type="string">
            <text:p>1.2.3</text:p>
          </table:table-cell>
          <table:table-cell table:style-name="ce19" office:value-type="string" calcext:value-type="string">
            <text:p>1.2.5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3"/>
          <table:table-cell/>
          <table:table-cell table:style-name="ce25" office:value-type="string" calcext:value-type="string">
            <text:p>1.2.2</text:p>
          </table:table-cell>
          <table:table-cell table:style-name="ce19" office:value-type="string" calcext:value-type="string">
            <text:p>1.2.4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3"/>
          <table:table-cell/>
          <table:table-cell table:style-name="ce25" office:value-type="string" calcext:value-type="string">
            <text:p>1.2.2</text:p>
          </table:table-cell>
          <table:table-cell table:style-name="ce19" office:value-type="string" calcext:value-type="string">
            <text:p>1.2.3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3"/>
          <table:table-cell/>
          <table:table-cell table:number-columns-repeated="2" table:style-name="ce19" office:value-type="string" calcext:value-type="string">
            <text:p>1.2.2</text:p>
          </table:table-cell>
          <table:table-cell table:style-name="ce25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3"/>
          <table:table-cell/>
          <table:table-cell table:number-columns-repeated="2"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3"/>
          <table:table-cell/>
          <table:table-cell table:number-columns-repeated="2"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3"/>
          <table:table-cell/>
          <table:table-cell table:number-columns-repeated="2"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3"/>
          <table:table-cell/>
          <table:table-cell table:number-columns-repeated="2"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3"/>
          <table:table-cell/>
          <table:table-cell table:number-columns-repeated="2"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3"/>
          <table:table-cell/>
          <table:table-cell table:number-columns-repeated="2" table:style-name="ce25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3"/>
          <table:table-cell/>
          <table:table-cell table:number-columns-repeated="2"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3"/>
          <table:table-cell/>
          <table:table-cell table:number-columns-repeated="2"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4"/>
          <table:table-cell table:number-columns-repeated="1009"/>
        </table:table-row>
        <table:table-row table:style-name="ro1" table:number-rows-repeated="9830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9])" office:value-type="time" office:time-value="PT09H00M00S" calcext:value-type="time">
            <text:p>09:0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19])" office:value-type="time" office:time-value="PT09H00M00S" calcext:value-type="time">
            <text:p>09:0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44" table:formula="of:=['3. Final Testing'.E9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44"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5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6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18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19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21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1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22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24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4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25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7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8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9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2])+[.G33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33]; COUNTA([.C$34:.C34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4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36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3]; COUNTA([.C$34:.C38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8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39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0]" office:value-type="string" office:string-value="    &gt; Categories = Select and exclude &quot;Interactive&quot; and all longer than 2 minutes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3]; COUNTA([.C$34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42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4]" office:value-type="string" office:string-value="    &gt; &quot;Project &gt; Configurations &gt; Debug&quot;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6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7]" office:value-type="string" office:string-value="YAT.Gui.Test.StressTest.TestTransmissionDisplay fails automatically, successfully passes when manually started ?!?" calcext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8]" office:value-type="string" office:string-value="YAT.Model.Test.&lt;Various&gt; fail for 'OnSpecificIPv4/6Interface', install/config of &quot;TAP-Win32 Adapter&quot; is required" calcext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YAT.Model.Test.Repeating.Perform.&lt;Any&gt;02/10TwoWay fail" calcext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2"/>
          <table:table-cell table:number-columns-repeated="2"/>
        </table:table-row>
        <table:table-row table:style-name="ro3">
          <table:table-cell table:style-name="ce28" office:value-type="float" office:value="2" calcext:value-type="float">
            <text:p>2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repar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0])" office:value-type="time" office:time-value="PT02H10M00S" calcext:value-type="time">
            <text:p>02:10</text:p>
          </table:table-cell>
          <table:table-cell table:style-name="ce49" table:formula="of:=['1. Regression Testing'.$J$3]" office:value-type="time" office:time-value="PT09H00M00S" calcext:value-type="time">
            <text:p>09:00</text:p>
          </table:table-cell>
          <table:table-cell table:style-name="ce55" table:formula="of:=MAX([.I4:.I65540])" office:value-type="time" office:time-value="PT11H10M00S" calcext:value-type="time">
            <text:p>11:10</text:p>
          </table:table-cell>
          <table:table-cell table:style-name="ce60" table:number-columns-repeated="1012"/>
          <table:table-cell table:number-columns-repeated="2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61"/>
          <table:table-cell table:style-name="ce6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5"/>
          <table:table-cell table:style-name="ce66"/>
          <table:table-cell table:style-name="ce65" office:value-type="string" calcext:value-type="string">
            <text:p>Set versions</text:p>
          </table:table-cell>
          <table:table-cell table:style-name="ce65"/>
          <table:table-cell table:style-name="ce68" office:value-type="time" office:time-value="PT00H20M00S" calcext:value-type="time">
            <text:p>00:20</text:p>
          </table:table-cell>
          <table:table-cell table:style-name="ce70"/>
          <table:table-cell table:style-name="ce68" table:formula="of:=MAX([.I$1:.I4])+[.G5]" office:value-type="time" office:time-value="PT09H20M00S" calcext:value-type="time">
            <text:p>09:20</text:p>
          </table:table-cell>
          <table:table-cell table:style-name="ce70"/>
          <table:table-cell table:style-name="ce61" table:number-columns-repeated="1012"/>
          <table:table-cell table:style-name="ce62" table:number-columns-repeated="2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6]); &quot;.&quot;)" office:value-type="string" office:string-value="2.1.1." calcext:value-type="string">
            <text:p>2.1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ALAZ.Version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office:value-type="string" calcext:value-type="string">
            <text:p>&gt; Increment makes little sense as there is are no version tags in file header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8]); &quot;.&quot;)" office:value-type="string" office:string-value="2.1.2." calcext:value-type="string">
            <text:p>2.1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9]); &quot;.&quot;)" office:value-type="string" office:string-value="2.1.3." calcext:value-type="string">
            <text:p>2.1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0]); &quot;.&quot;)" office:value-type="string" office:string-value="2.1.4." calcext:value-type="string">
            <text:p>2.1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2]); &quot;.&quot;)" office:value-type="string" office:string-value="2.1.5." calcext:value-type="string">
            <text:p>2.1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Remove 'Development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14]); &quot;.&quot;)" office:value-type="string" office:string-value="2.1.6." calcext:value-type="string">
            <text:p>2.1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MKY Version 1.0.12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6]); &quot;.&quot;)" office:value-type="string" office:string-value="2.1.7." calcext:value-type="string">
            <text:p>2.1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NUnit Version 1.0.9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18]); &quot;.&quot;)" office:value-type="string" office:string-value="2.1.8." calcext:value-type="string">
            <text:p>2.1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20]); &quot;.&quot;)" office:value-type="string" office:string-value="2.1.9." calcext:value-type="string">
            <text:p>2.1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23]); &quot;.&quot;)" office:value-type="string" office:string-value="2.1.10." calcext:value-type="string">
            <text:p>2.1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25]); &quot;.&quot;)" office:value-type="string" office:string-value="2.2." calcext:value-type="string">
            <text:p>2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t installation version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4])+[.G25]" office:value-type="time" office:time-value="PT09H25M00S" calcext:value-type="time">
            <text:p>09:2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6" table:formula="of:=CONCATENATE([.B$25]; COUNTA([.C$26:.C26]); &quot;.&quot;)" office:value-type="string" office:string-value="2.2.1." calcext:value-type="string">
            <text:p>2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25]; COUNTA([.C$26:.C27]); &quot;.&quot;)" office:value-type="string" office:string-value="2.2.2." calcext:value-type="string">
            <text:p>2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25]; COUNTA([.C$26:.C28]); &quot;.&quot;)" office:value-type="string" office:string-value="2.2.3." calcext:value-type="string">
            <text:p>2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25]; COUNTA([.C$26:.C29]); &quot;.&quot;)" office:value-type="string" office:string-value="2.2.4." calcext:value-type="string">
            <text:p>2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formula="of:=CONCATENATE([.A$3]; &quot;.&quot;; COUNTA([.B$5:.B31]); &quot;.&quot;)" office:value-type="string" office:string-value="2.3." calcext:value-type="string">
            <text:p>2.3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ettings defaults and schema in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0])+[.G31]" office:value-type="time" office:time-value="PT09H55M00S" calcext:value-type="time">
            <text:p>09:55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1]; COUNTA([.C$32:.C32]); &quot;.&quot;)" office:value-type="string" office:string-value="2.3.1." calcext:value-type="string">
            <text:p>2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1]; COUNTA([.C$32:.C33]); &quot;.&quot;)" office:value-type="string" office:string-value="2.3.2." calcext:value-type="string">
            <text:p>2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1]; COUNTA([.C$32:.C34]); &quot;.&quot;)" office:value-type="string" office:string-value="2.3.3." calcext:value-type="string">
            <text:p>2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1]; COUNTA([.C$32:.C39]); &quot;.&quot;)" office:value-type="string" office:string-value="2.3.4." calcext:value-type="string">
            <text:p>2.3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1"/>
          <table:table-cell table:style-name="ce35" table:formula="of:=CONCATENATE([.A$3]; &quot;.&quot;; COUNTA([.B$5:.B42]); &quot;.&quot;)" office:value-type="string" office:string-value="2.4." calcext:value-type="string">
            <text:p>2.4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defaults and schema to settings 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1])+[.G42]" office:value-type="time" office:time-value="PT10H10M00S" calcext:value-type="time">
            <text:p>10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6" table:formula="of:=CONCATENATE([.B$42]; COUNTA([.C$43:.C43]); &quot;.&quot;)" office:value-type="string" office:string-value="2.4.1." calcext:value-type="string">
            <text:p>2.4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45]); &quot;.&quot;)" office:value-type="string" office:string-value="2.5." calcext:value-type="string">
            <text:p>2.5.</text:p>
          </table:table-cell>
          <table:table-cell table:style-name="ce39"/>
          <table:table-cell table:style-name="ce41"/>
          <table:table-cell table:style-name="ce39" office:value-type="string" calcext:value-type="string">
            <text:p>Upgrade settings in settings archive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44])+[.G45]" office:value-type="time" office:time-value="PT10H40M00S" calcext:value-type="time">
            <text:p>10:4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6" table:formula="of:=CONCATENATE([.B$45]; COUNTA([.C$46:.C46]); &quot;.&quot;)" office:value-type="string" office:string-value="2.5.1." calcext:value-type="string">
            <text:p>2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45]; COUNTA([.C$46:.C55]); &quot;.&quot;)" office:value-type="string" office:string-value="2.5.2." calcext:value-type="string">
            <text:p>2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57]); &quot;.&quot;)" office:value-type="string" office:string-value="2.6." calcext:value-type="string">
            <text:p>2.6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to settings 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56])+[.G57]" office:value-type="time" office:time-value="PT10H55M00S" calcext:value-type="time">
            <text:p>10:5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6" table:formula="of:=CONCATENATE([.B$57]; COUNTA([.C$58:.C58]); &quot;.&quot;)" office:value-type="string" office:string-value="2.6.1." calcext:value-type="string">
            <text:p>2.6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7]; COUNTA([.C$58:.C59]); &quot;.&quot;)" office:value-type="string" office:string-value="2.6.2." calcext:value-type="string">
            <text:p>2.6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7]; COUNTA([.C$58:.C60]); &quot;.&quot;)" office:value-type="string" office:string-value="2.6.3." calcext:value-type="string">
            <text:p>2.6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62]); &quot;.&quot;)" office:value-type="string" office:string-value="2.7." calcext:value-type="string">
            <text:p>2.7.</text:p>
          </table:table-cell>
          <table:table-cell table:style-name="ce39"/>
          <table:table-cell table:style-name="ce41"/>
          <table:table-cell table:style-name="ce39" office:value-type="string" calcext:value-type="string">
            <text:p>Rebuild and commi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1])+[.G62]" office:value-type="time" office:time-value="PT11H10M00S" calcext:value-type="time">
            <text:p>11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6" table:formula="of:=CONCATENATE([.B$62]; COUNTA([.C$63:.C63]); &quot;.&quot;)" office:value-type="string" office:string-value="2.7.1." calcext:value-type="string">
            <text:p>2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62]; COUNTA([.C$63:.C64]); &quot;.&quot;)" office:value-type="string" office:string-value="2.7.2." calcext:value-type="string">
            <text:p>2.7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57])" office:value-type="time" office:time-value="PT04H50M00S" calcext:value-type="time">
            <text:p>04:50</text:p>
          </table:table-cell>
          <table:table-cell table:style-name="ce49" table:formula="of:=['2. Preparation'.$J$3]" office:value-type="time" office:time-value="PT11H10M00S" calcext:value-type="time">
            <text:p>11:10</text:p>
          </table:table-cell>
          <table:table-cell table:style-name="ce55" table:formula="of:=MAX([.I4:.I65557])" office:value-type="time" office:time-value="PT16H00M00S" calcext:value-type="time">
            <text:p>16:0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1H20M00S" calcext:value-type="time">
            <text:p>11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style-name="ce30"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3])+[.G14]" office:value-type="time" office:time-value="PT11H30M00S" calcext:value-type="time">
            <text:p>11:3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1]); &quot;.&quot;)" office:value-type="string" office:string-value="3.2.2." calcext:value-type="string">
            <text:p>3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4]); &quot;.&quot;)" office:value-type="string" office:string-value="3.2.3." calcext:value-type="string">
            <text:p>3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33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2])+[.G33]" office:value-type="time" office:time-value="PT12H00M00S" calcext:value-type="time">
            <text:p>12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3]; COUNTA([.C$34:.C34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38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42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54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Disconnect all devices, restart computer, re-run automated tests</text:p>
          </table:table-cell>
          <table:table-cell table:style-name="ce39"/>
          <table:table-cell table:style-name="ce51" office:value-type="time" office:time-value="PT00H45M00S" calcext:value-type="time">
            <text:p>00:45</text:p>
          </table:table-cell>
          <table:table-cell table:style-name="ce57"/>
          <table:table-cell table:style-name="ce51" table:formula="of:=MAX([.I$1:.I53])+[.G54]" office:value-type="time" office:time-value="PT12H45M00S" calcext:value-type="time">
            <text:p>12:45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4]; COUNTA([.C$55:.C55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table:formula="of:=CONCATENATE(&quot;Re-run &quot;; [.C42]; &quot; above&quot;)" office:value-type="string" office:string-value="Re-run 3.3.3. above" calcext:value-type="string">
            <text:p>Re-run 3.3.3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4]; COUNTA([.C$55:.C56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58]); &quot;.&quot;)" office:value-type="string" office:string-value="3.5." calcext:value-type="string">
            <text:p>3.5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interactive test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57])+[.G58]" office:value-type="time" office:time-value="PT12H55M00S" calcext:value-type="time">
            <text:p>12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8]; COUNTA([.C$59:.C59]); &quot;.&quot;)" office:value-type="string" office:string-value="3.5.1." calcext:value-type="string">
            <text:p>3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58]; COUNTA([.C$59:.C63]); &quot;.&quot;)" office:value-type="string" office:string-value="3.5.2." calcext:value-type="string">
            <text:p>3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8]; COUNTA([.C$59:.C66]); &quot;.&quot;)" office:value-type="string" office:string-value="3.5.3." calcext:value-type="string">
            <text:p>3.5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70]); &quot;.&quot;)" office:value-type="string" office:string-value="3.6." calcext:value-type="string">
            <text:p>3.6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69])+[.G70]" office:value-type="time" office:time-value="PT15H25M00S" calcext:value-type="time">
            <text:p>15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0]; COUNTA([.C$71:.C71]); &quot;.&quot;)" office:value-type="string" office:string-value="3.6.1." calcext:value-type="string">
            <text:p>3.6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73]); &quot;.&quot;)" office:value-type="string" office:string-value="3.7." calcext:value-type="string">
            <text:p>3.7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0H25M00S" calcext:value-type="time">
            <text:p>00:25</text:p>
          </table:table-cell>
          <table:table-cell table:style-name="ce57"/>
          <table:table-cell table:style-name="ce51" table:formula="of:=MAX([.I$1:.I72])+[.G73]" office:value-type="time" office:time-value="PT15H50M00S" calcext:value-type="time">
            <text:p>15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3]; COUNTA([.C$74:.C74]); &quot;.&quot;)" office:value-type="string" office:string-value="3.7.1." calcext:value-type="string">
            <text:p>3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.E52]" office:value-type="string" office:string-value="Note: Run takes around 20 minutes, and there should be no more findings" calcext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1"/>
          <table:table-cell table:style-name="ce35" table:formula="of:=CONCATENATE([.A$3]; &quot;.&quot;; COUNTA([.B$5:.B81]); &quot;.&quot;)" office:value-type="string" office:string-value="3.8." calcext:value-type="string">
            <text:p>3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80])+[.G81]" office:value-type="time" office:time-value="PT16H00M00S" calcext:value-type="time">
            <text:p>16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81]; COUNTA([.C$82:.C82]); &quot;.&quot;)" office:value-type="string" office:string-value="3.8.1." calcext:value-type="string">
            <text:p>3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45 occurrences totally expected in ArgsHandler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81]; COUNTA([.C$82:.C88]); &quot;.&quot;)" office:value-type="string" office:string-value="3.8.2." calcext:value-type="string">
            <text:p>3.8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5" table:default-cell-style-name="ce80"/>
        <table:table-column table:style-name="co16" table:number-columns-repeated="4" table:default-cell-style-name="ce80"/>
        <table:table-column table:style-name="co10" table:number-columns-repeated="1014" table:default-cell-style-name="ce80"/>
        <table:table-row table:style-name="ro1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1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6H00M00S" calcext:value-type="time">
            <text:p>16:00</text:p>
          </table:table-cell>
          <table:table-cell table:style-name="ce102" table:formula="of:=MAX([.I4:.I65515])" office:value-type="time" office:time-value="PT16H30M00S" calcext:value-type="time">
            <text:p>16:30</text:p>
          </table:table-cell>
          <table:table-cell table:style-name="ce106" table:number-columns-repeated="1014"/>
        </table:table-row>
        <table:table-row table:style-name="ro1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6H00M00S" calcext:value-type="time">
            <text:p>16:00</text:p>
          </table:table-cell>
          <table:table-cell table:style-name="ce104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6H10M00S" calcext:value-type="time">
            <text:p>16:10</text:p>
          </table:table-cell>
          <table:table-cell table:style-name="ce105"/>
          <table:table-cell table:style-name="ce79"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6H30M00S" calcext:value-type="time">
            <text:p>16:30</text:p>
          </table:table-cell>
          <table:table-cell table:style-name="ce105"/>
          <table:table-cell table:style-name="ce79"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6H30M00S" calcext:value-type="time">
            <text:p>16:30</text:p>
          </table:table-cell>
          <table:table-cell table:style-name="ce55" table:formula="of:=MAX([.I4:.I65495])" office:value-type="time" office:time-value="PT17H10M00S" calcext:value-type="time">
            <text:p>17:1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40M00S" calcext:value-type="time">
            <text:p>16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7H10M00S" calcext:value-type="time">
            <text:p>17:1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7H10M00S" calcext:value-type="time">
            <text:p>17:10</text:p>
          </table:table-cell>
          <table:table-cell table:style-name="ce55" table:formula="of:=MAX([.I4:.I65502])" office:value-type="time" office:time-value="PT17H40M00S" calcext:value-type="time">
            <text:p>17:4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25M00S" calcext:value-type="time">
            <text:p>17:25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7H40M00S" calcext:value-type="time">
            <text:p>17:4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7H10M00S" calcext:value-type="time">
            <text:p>17:10</text:p>
          </table:table-cell>
          <table:table-cell table:style-name="ce55" table:formula="of:=MAX([.I4:.I65511])" office:value-type="time" office:time-value="PT18H10M00S" calcext:value-type="time">
            <text:p>18:1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7H20M00S" calcext:value-type="time">
            <text:p>17:2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7H50M00S" calcext:value-type="time">
            <text:p>17:5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8H00M00S" calcext:value-type="time">
            <text:p>18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8H10M00S" calcext:value-type="time">
            <text:p>18:10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5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8H10M00S" calcext:value-type="time">
            <text:p>18:10</text:p>
          </table:table-cell>
          <table:table-cell table:style-name="ce55" table:formula="of:=MAX([.I4:.I65535])" office:value-type="time" office:time-value="PT20H00M00S" calcext:value-type="time">
            <text:p>20:0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8H25M00S" calcext:value-type="time">
            <text:p>18:25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8H40M00S" calcext:value-type="time">
            <text:p>18:4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8H45M00S" calcext:value-type="time">
            <text:p>18:45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9H00M00S" calcext:value-type="time">
            <text:p>19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9H15M00S" calcext:value-type="time">
            <text:p>19:15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9H30M00S" calcext:value-type="time">
            <text:p>19:30</text:p>
          </table:table-cell>
          <table:table-cell table:style-name="ce59"/>
          <table:table-cell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3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6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9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62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number-columns-repeated="2"/>
          <table:table-cell table:style-name="ce36" table:formula="of:=CONCATENATE([.B$50]; COUNTA([.C$51:.C64]); &quot;.&quot;)" office:value-type="string" office:string-value="8.6.9." calcext:value-type="string">
            <text:p>8.6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0]; COUNTA([.C$51:.C66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3])+[.G68]" office:value-type="time" office:time-value="PT19H45M00S" calcext:value-type="time">
            <text:p>19:45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1"/>
          <table:table-cell table:style-name="ce35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0])+[.G71]" office:value-type="time" office:time-value="PT19H50M00S" calcext:value-type="time">
            <text:p>19:5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71]; COUNTA([.C$72:.C72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5" table:formula="of:=CONCATENATE([.A$3]; &quot;.&quot;; COUNTA([.B$5:.B74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7])+[.G74]" office:value-type="time" office:time-value="PT20H00M00S" calcext:value-type="time">
            <text:p>20:00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74]; COUNTA([.C$75:.C75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74]; COUNTA([.C$75:.C76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.00.0000</text:date>, <text:time style:data-style-name="N2" text:time-value="14:06:20.8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H38M29S</meta:editing-duration>
    <meta:editing-cycles>146</meta:editing-cycles>
    <meta:generator>LibreOffice/5.0.4.2$Windows_X86_64 LibreOffice_project/2b9802c1994aa0b7dc6079e128979269cf95bc78</meta:generator>
    <meta:initial-creator>Matthias Kläy</meta:initial-creator>
    <dc:date>2016-06-17T16:51:24.073000000</dc:date>
    <meta:print-date>2016-06-17T16:51:15.376000000</meta:print-date>
    <meta:document-statistic meta:table-count="9" meta:cell-count="967" meta:object-count="0"/>
  </office:meta>
</office:document-meta>
</file>